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T4" style:parent-style-name="Zadanifontodlomka" style:family="text">
      <style:text-properties style:font-name="apple-system, BlinkMacSystemFon" fo:font-weight="bold" style:font-weight-asian="bold" fo:color="#373A3C"/>
    </style:style>
    <style:style style:name="T5" style:parent-style-name="Zadanifontodlomka" style:family="text">
      <style:text-properties style:font-name="apple-system, BlinkMacSystemFon" fo:color="#373A3C"/>
    </style:style>
    <style:style style:name="P6" style:parent-style-name="Standard" style:family="paragraph">
      <style:text-properties style:font-name="apple-system, BlinkMacSystemFon" fo:color="#373A3C"/>
    </style:style>
    <style:style style:name="T7" style:parent-style-name="Zadanifontodlomka" style:family="text">
      <style:text-properties style:font-name="apple-system, BlinkMacSystemFon" fo:font-weight="bold" style:font-weight-asian="bold" fo:color="#373A3C"/>
    </style:style>
    <style:style style:name="T8" style:parent-style-name="Zadanifontodlomka" style:family="text">
      <style:text-properties style:font-name="apple-system, BlinkMacSystemFon" fo:color="#373A3C"/>
    </style:style>
    <style:style style:name="P9" style:parent-style-name="Standard" style:family="paragraph">
      <style:text-properties style:font-name="apple-system, BlinkMacSystemFon" fo:color="#373A3C"/>
    </style:style>
    <style:style style:name="T10" style:parent-style-name="Zadanifontodlomka" style:family="text">
      <style:text-properties style:font-name="apple-system, BlinkMacSystemFon" fo:font-weight="bold" style:font-weight-asian="bold" fo:color="#373A3C"/>
    </style:style>
    <style:style style:name="T11" style:parent-style-name="Zadanifontodlomka" style:family="text">
      <style:text-properties style:font-name="apple-system, BlinkMacSystemFon" fo:color="#373A3C"/>
    </style:style>
    <style:style style:name="T12" style:parent-style-name="Zadanifontodlomka" style:family="text">
      <style:text-properties style:font-name="apple-system, BlinkMacSystemFon" fo:color="#373A3C"/>
    </style:style>
    <style:style style:name="T13" style:parent-style-name="Zadanifontodlomka" style:family="text">
      <style:text-properties style:font-name="apple-system, BlinkMacSystemFon" fo:color="#373A3C"/>
    </style:style>
    <style:style style:name="T14" style:parent-style-name="Zadanifontodlomka" style:family="text">
      <style:text-properties style:font-name="apple-system, BlinkMacSystemFon" fo:font-weight="bold" style:font-weight-asian="bold" fo:color="#373A3C"/>
    </style:style>
    <style:style style:name="T15" style:parent-style-name="Zadanifontodlomka" style:family="text">
      <style:text-properties style:font-name="apple-system, BlinkMacSystemFon" fo:color="#373A3C"/>
    </style:style>
    <style:style style:name="T16" style:parent-style-name="Zadanifontodlomka" style:family="text">
      <style:text-properties style:font-name="apple-system, BlinkMacSystemFon" fo:font-weight="bold" style:font-weight-asian="bold" fo:color="#373A3C"/>
    </style:style>
    <style:style style:name="T17" style:parent-style-name="Zadanifontodlomka" style:family="text">
      <style:text-properties style:font-name="apple-system, BlinkMacSystemFon" fo:color="#373A3C"/>
    </style:style>
    <style:style style:name="T18" style:parent-style-name="Zadanifontodlomka" style:family="text">
      <style:text-properties style:font-name="apple-system, BlinkMacSystemFon" fo:color="#373A3C"/>
    </style:style>
    <style:style style:name="T19" style:parent-style-name="Zadanifontodlomka" style:family="text">
      <style:text-properties style:font-name="apple-system, BlinkMacSystemFon" fo:color="#373A3C"/>
    </style:style>
    <style:style style:name="T20" style:parent-style-name="Zadanifontodlomka" style:family="text">
      <style:text-properties style:font-name="apple-system, BlinkMacSystemFon" fo:font-weight="bold" style:font-weight-asian="bold" fo:color="#373A3C"/>
    </style:style>
    <style:style style:name="T21" style:parent-style-name="Zadanifontodlomka" style:family="text">
      <style:text-properties style:font-name="apple-system, BlinkMacSystemFon" fo:color="#373A3C"/>
    </style:style>
    <style:style style:name="T22" style:parent-style-name="Hiperveza" style:family="text">
      <style:text-properties style:font-name="apple-system, BlinkMacSystemFon"/>
    </style:style>
    <style:style style:name="P23" style:parent-style-name="Textbody" style:family="paragraph">
      <style:text-properties style:font-name="apple-system, BlinkMacSystemFon" fo:color="#373A3C" fo:font-size="11pt" style:font-size-asian="11pt"/>
    </style:style>
    <style:style style:name="T24" style:parent-style-name="Zadanifontodlomka" style:family="text">
      <style:text-properties style:font-name="apple-system, BlinkMacSystemFon" fo:font-weight="bold" style:font-weight-asian="bold" fo:color="#373A3C"/>
    </style:style>
    <style:style style:name="T25" style:parent-style-name="Zadanifontodlomka" style:family="text">
      <style:text-properties style:font-name="apple-system, BlinkMacSystemFon" fo:font-weight="bold" style:font-weight-asian="bold" fo:color="#373A3C"/>
    </style:style>
    <style:style style:name="T26" style:parent-style-name="Zadanifontodlomka" style:family="text">
      <style:text-properties style:font-name="apple-system, BlinkMacSystemFon" fo:font-weight="bold" style:font-weight-asian="bold" fo:color="#373A3C"/>
    </style:style>
    <style:style style:name="T27" style:parent-style-name="Zadanifontodlomka" style:family="text">
      <style:text-properties style:font-name="apple-system, BlinkMacSystemFon" fo:color="#373A3C"/>
    </style:style>
    <style:style style:name="T28" style:parent-style-name="Zadanifontodlomka" style:family="text">
      <style:text-properties style:font-name="apple-system, BlinkMacSystemFon" fo:color="#373A3C"/>
    </style:style>
    <style:style style:name="T29" style:parent-style-name="Zadanifontodlomka" style:family="text">
      <style:text-properties style:font-name="apple-system, BlinkMacSystemFon" fo:color="#373A3C"/>
    </style:style>
    <style:style style:name="P30" style:parent-style-name="Textbody" style:list-style-name="LFO2" style:family="paragraph"/>
    <style:style style:name="T31" style:parent-style-name="Zadanifontodlomka" style:family="text">
      <style:text-properties style:font-name="apple-system, BlinkMacSystemFon" fo:font-style="italic" style:font-style-asian="italic" fo:color="#373A3C"/>
    </style:style>
    <style:style style:name="T32" style:parent-style-name="Zadanifontodlomka" style:family="text">
      <style:text-properties style:font-name="apple-system, BlinkMacSystemFon" fo:color="#373A3C"/>
    </style:style>
    <style:style style:name="T33" style:parent-style-name="Zadanifontodlomka" style:family="text">
      <style:text-properties style:font-name="apple-system, BlinkMacSystemFon" fo:color="#373A3C"/>
    </style:style>
    <style:style style:name="T34" style:parent-style-name="Zadanifontodlomka" style:family="text">
      <style:text-properties style:font-name="apple-system, BlinkMacSystemFon" fo:color="#373A3C"/>
    </style:style>
    <style:style style:name="T35" style:parent-style-name="Zadanifontodlomka" style:family="text">
      <style:text-properties style:font-name="apple-system, BlinkMacSystemFon" fo:font-style="italic" style:font-style-asian="italic" fo:color="#373A3C"/>
    </style:style>
    <style:style style:name="T36" style:parent-style-name="Zadanifontodlomka" style:family="text">
      <style:text-properties style:font-name="apple-system, BlinkMacSystemFon" fo:color="#373A3C"/>
    </style:style>
    <style:style style:name="P37" style:parent-style-name="Textbody" style:list-style-name="LFO2" style:family="paragraph"/>
    <style:style style:name="T38" style:parent-style-name="Zadanifontodlomka" style:family="text">
      <style:text-properties style:font-name="apple-system, BlinkMacSystemFon" fo:font-style="italic" style:font-style-asian="italic" fo:color="#373A3C"/>
    </style:style>
    <style:style style:name="T39" style:parent-style-name="Zadanifontodlomka" style:family="text">
      <style:text-properties style:font-name="apple-system, BlinkMacSystemFon" fo:font-style="italic" style:font-style-asian="italic" fo:color="#373A3C"/>
    </style:style>
    <style:style style:name="T40" style:parent-style-name="Zadanifontodlomka" style:family="text">
      <style:text-properties style:font-name="apple-system, BlinkMacSystemFon" fo:color="#373A3C"/>
    </style:style>
    <style:style style:name="T41" style:parent-style-name="Zadanifontodlomka" style:family="text">
      <style:text-properties style:font-name="apple-system, BlinkMacSystemFon" fo:color="#373A3C"/>
    </style:style>
    <style:style style:name="P42" style:parent-style-name="Textbody" style:list-style-name="LFO2" style:family="paragraph"/>
    <style:style style:name="T43" style:parent-style-name="Zadanifontodlomka" style:family="text">
      <style:text-properties style:font-name="apple-system, BlinkMacSystemFon" fo:font-style="italic" style:font-style-asian="italic" fo:color="#373A3C"/>
    </style:style>
    <style:style style:name="T44" style:parent-style-name="Zadanifontodlomka" style:family="text">
      <style:text-properties style:font-name="apple-system, BlinkMacSystemFon" fo:font-style="italic" style:font-style-asian="italic" fo:color="#373A3C"/>
    </style:style>
    <style:style style:name="T45" style:parent-style-name="Zadanifontodlomka" style:family="text">
      <style:text-properties style:font-name="apple-system, BlinkMacSystemFon" fo:color="#373A3C"/>
    </style:style>
    <style:style style:name="P46" style:parent-style-name="Textbody" style:list-style-name="LFO2" style:family="paragraph"/>
    <style:style style:name="T47" style:parent-style-name="Zadanifontodlomka" style:family="text">
      <style:text-properties style:font-name="apple-system, BlinkMacSystemFon" fo:font-style="italic" style:font-style-asian="italic" fo:color="#373A3C"/>
    </style:style>
    <style:style style:name="T48" style:parent-style-name="Zadanifontodlomka" style:family="text">
      <style:text-properties style:font-name="apple-system, BlinkMacSystemFon" fo:font-style="italic" style:font-style-asian="italic" fo:color="#373A3C"/>
    </style:style>
    <style:style style:name="T49" style:parent-style-name="Zadanifontodlomka" style:family="text">
      <style:text-properties style:font-name="apple-system, BlinkMacSystemFon" fo:color="#373A3C"/>
    </style:style>
    <style:style style:name="P50" style:parent-style-name="Textbody" style:list-style-name="LFO2" style:family="paragraph"/>
    <style:style style:name="T51" style:parent-style-name="Zadanifontodlomka" style:family="text">
      <style:text-properties style:font-name="apple-system, BlinkMacSystemFon" fo:font-style="italic" style:font-style-asian="italic" fo:color="#373A3C"/>
    </style:style>
    <style:style style:name="T52" style:parent-style-name="Zadanifontodlomka" style:family="text">
      <style:text-properties style:font-name="apple-system, BlinkMacSystemFon" fo:font-style="italic" style:font-style-asian="italic" fo:color="#373A3C"/>
    </style:style>
    <style:style style:name="T53" style:parent-style-name="Zadanifontodlomka" style:family="text">
      <style:text-properties style:font-name="apple-system, BlinkMacSystemFon" fo:color="#373A3C"/>
    </style:style>
    <style:style style:name="P54" style:parent-style-name="Textbody" style:list-style-name="LFO2" style:family="paragraph"/>
    <style:style style:name="T55" style:parent-style-name="Zadanifontodlomka" style:family="text">
      <style:text-properties style:font-name="apple-system, BlinkMacSystemFon" fo:font-style="italic" style:font-style-asian="italic" fo:color="#373A3C"/>
    </style:style>
    <style:style style:name="T56" style:parent-style-name="Zadanifontodlomka" style:family="text">
      <style:text-properties style:font-name="apple-system, BlinkMacSystemFon" fo:font-style="italic" style:font-style-asian="italic" fo:color="#373A3C"/>
    </style:style>
    <style:style style:name="T57" style:parent-style-name="Zadanifontodlomka" style:family="text">
      <style:text-properties style:font-name="apple-system, BlinkMacSystemFon" fo:color="#373A3C"/>
    </style:style>
    <style:style style:name="P58" style:parent-style-name="Textbody" style:list-style-name="LFO2" style:family="paragraph"/>
    <style:style style:name="T59" style:parent-style-name="Zadanifontodlomka" style:family="text">
      <style:text-properties style:font-name="apple-system, BlinkMacSystemFon" fo:font-style="italic" style:font-style-asian="italic" fo:color="#373A3C"/>
    </style:style>
    <style:style style:name="T60" style:parent-style-name="Zadanifontodlomka" style:family="text">
      <style:text-properties style:font-name="apple-system, BlinkMacSystemFon" fo:color="#373A3C"/>
    </style:style>
    <style:style style:name="P61" style:parent-style-name="Textbody" style:list-style-name="LFO2" style:family="paragraph"/>
    <style:style style:name="T62" style:parent-style-name="Zadanifontodlomka" style:family="text">
      <style:text-properties style:font-name="apple-system, BlinkMacSystemFon" fo:font-style="italic" style:font-style-asian="italic" fo:color="#373A3C"/>
    </style:style>
    <style:style style:name="T63" style:parent-style-name="Zadanifontodlomka" style:family="text">
      <style:text-properties style:font-name="apple-system, BlinkMacSystemFon" fo:color="#373A3C"/>
    </style:style>
    <style:style style:name="T64" style:parent-style-name="Zadanifontodlomka" style:family="text">
      <style:text-properties style:font-name="apple-system, BlinkMacSystemFon" fo:color="#373A3C"/>
    </style:style>
    <style:style style:name="T65" style:parent-style-name="Zadanifontodlomka" style:family="text">
      <style:text-properties style:font-name="apple-system, BlinkMacSystemFon" fo:color="#373A3C"/>
    </style:style>
    <style:style style:name="T66" style:parent-style-name="Zadanifontodlomka" style:family="text">
      <style:text-properties style:font-name="apple-system, BlinkMacSystemFon" fo:color="#373A3C"/>
    </style:style>
    <style:style style:name="P67" style:parent-style-name="Textbody" style:list-style-name="LFO2" style:family="paragraph"/>
    <style:style style:name="T68" style:parent-style-name="Zadanifontodlomka" style:family="text">
      <style:text-properties style:font-name="apple-system, BlinkMacSystemFon" fo:font-style="italic" style:font-style-asian="italic" fo:color="#373A3C"/>
    </style:style>
    <style:style style:name="T69" style:parent-style-name="Zadanifontodlomka" style:family="text">
      <style:text-properties style:font-name="apple-system, BlinkMacSystemFon" fo:font-style="italic" style:font-style-asian="italic" fo:color="#373A3C"/>
    </style:style>
    <style:style style:name="T70" style:parent-style-name="Zadanifontodlomka" style:family="text">
      <style:text-properties style:font-name="apple-system, BlinkMacSystemFon" fo:color="#373A3C"/>
    </style:style>
    <style:style style:name="P71" style:parent-style-name="Textbody" style:list-style-name="LFO2" style:family="paragraph"/>
    <style:style style:name="T72" style:parent-style-name="Zadanifontodlomka" style:family="text">
      <style:text-properties style:font-name="apple-system, BlinkMacSystemFon" fo:font-style="italic" style:font-style-asian="italic" fo:color="#373A3C"/>
    </style:style>
    <style:style style:name="T73" style:parent-style-name="Zadanifontodlomka" style:family="text">
      <style:text-properties style:font-name="apple-system, BlinkMacSystemFon" fo:font-style="italic" style:font-style-asian="italic" fo:color="#373A3C"/>
    </style:style>
    <style:style style:name="T74" style:parent-style-name="Zadanifontodlomka" style:family="text">
      <style:text-properties style:font-name="apple-system, BlinkMacSystemFon" fo:color="#373A3C"/>
    </style:style>
    <style:style style:name="P75" style:parent-style-name="Textbody" style:list-style-name="LFO2" style:family="paragraph"/>
    <style:style style:name="T76" style:parent-style-name="Zadanifontodlomka" style:family="text">
      <style:text-properties style:font-name="apple-system, BlinkMacSystemFon" fo:font-style="italic" style:font-style-asian="italic" fo:color="#373A3C"/>
    </style:style>
    <style:style style:name="T77" style:parent-style-name="Zadanifontodlomka" style:family="text">
      <style:text-properties style:font-name="apple-system, BlinkMacSystemFon" fo:font-style="italic" style:font-style-asian="italic" fo:color="#373A3C"/>
    </style:style>
    <style:style style:name="T78" style:parent-style-name="Zadanifontodlomka" style:family="text">
      <style:text-properties style:font-name="apple-system, BlinkMacSystemFon" fo:color="#373A3C"/>
    </style:style>
    <style:style style:name="P79" style:parent-style-name="Textbody" style:list-style-name="LFO2" style:family="paragraph"/>
    <style:style style:name="T80" style:parent-style-name="Zadanifontodlomka" style:family="text">
      <style:text-properties style:font-name="apple-system, BlinkMacSystemFon" fo:font-style="italic" style:font-style-asian="italic" fo:color="#373A3C"/>
    </style:style>
    <style:style style:name="T81" style:parent-style-name="Zadanifontodlomka" style:family="text">
      <style:text-properties style:font-name="apple-system, BlinkMacSystemFon" fo:font-style="italic" style:font-style-asian="italic" fo:color="#373A3C"/>
    </style:style>
    <style:style style:name="T82" style:parent-style-name="Zadanifontodlomka" style:family="text">
      <style:text-properties style:font-name="apple-system, BlinkMacSystemFon" fo:color="#373A3C"/>
    </style:style>
    <style:style style:name="P83" style:parent-style-name="Textbody" style:list-style-name="LFO2" style:family="paragraph"/>
    <style:style style:name="T84" style:parent-style-name="Zadanifontodlomka" style:family="text">
      <style:text-properties style:font-name="apple-system, BlinkMacSystemFon" fo:font-style="italic" style:font-style-asian="italic" fo:color="#373A3C"/>
    </style:style>
    <style:style style:name="T85" style:parent-style-name="Zadanifontodlomka" style:family="text">
      <style:text-properties style:font-name="apple-system, BlinkMacSystemFon" fo:font-style="italic" style:font-style-asian="italic" fo:color="#373A3C"/>
    </style:style>
    <style:style style:name="T86" style:parent-style-name="Zadanifontodlomka" style:family="text">
      <style:text-properties style:font-name="apple-system, BlinkMacSystemFon" fo:color="#373A3C"/>
    </style:style>
    <style:style style:name="T87" style:parent-style-name="Zadanifontodlomka" style:family="text">
      <style:text-properties style:font-name="apple-system, BlinkMacSystemFon" fo:color="#373A3C"/>
    </style:style>
    <style:style style:name="P88" style:parent-style-name="Textbody" style:list-style-name="LFO2" style:family="paragraph"/>
    <style:style style:name="T89" style:parent-style-name="Zadanifontodlomka" style:family="text">
      <style:text-properties style:font-name="apple-system, BlinkMacSystemFon" fo:font-style="italic" style:font-style-asian="italic" fo:color="#373A3C"/>
    </style:style>
    <style:style style:name="T90" style:parent-style-name="Zadanifontodlomka" style:family="text">
      <style:text-properties style:font-name="apple-system, BlinkMacSystemFon" fo:font-style="italic" style:font-style-asian="italic" fo:color="#373A3C"/>
    </style:style>
    <style:style style:name="T91" style:parent-style-name="Zadanifontodlomka" style:family="text">
      <style:text-properties style:font-name="apple-system, BlinkMacSystemFon" fo:color="#373A3C"/>
    </style:style>
    <style:style style:name="P92" style:parent-style-name="Textbody" style:list-style-name="LFO2" style:family="paragraph"/>
    <style:style style:name="T93" style:parent-style-name="Zadanifontodlomka" style:family="text">
      <style:text-properties style:font-name="apple-system, BlinkMacSystemFon" fo:font-style="italic" style:font-style-asian="italic" fo:color="#373A3C"/>
    </style:style>
    <style:style style:name="T94" style:parent-style-name="Zadanifontodlomka" style:family="text">
      <style:text-properties style:font-name="apple-system, BlinkMacSystemFon" fo:font-style="italic" style:font-style-asian="italic" fo:color="#373A3C"/>
    </style:style>
    <style:style style:name="T95" style:parent-style-name="Zadanifontodlomka" style:family="text">
      <style:text-properties style:font-name="apple-system, BlinkMacSystemFon" fo:color="#373A3C"/>
    </style:style>
    <style:style style:name="P96" style:parent-style-name="Textbody" style:family="paragraph">
      <style:text-properties style:font-name="apple-system, BlinkMacSystemFon" fo:font-style="italic" style:font-style-asian="italic" fo:color="#373A3C"/>
    </style:style>
    <style:style style:name="P97" style:parent-style-name="Textbody" style:family="paragraph">
      <style:text-properties style:font-name="apple-system, BlinkMacSystemFon" fo:font-weight="bold" style:font-weight-asian="bold" fo:color="#373A3C"/>
    </style:style>
    <style:style style:name="P98" style:parent-style-name="Textbody" style:list-style-name="LFO3" style:family="paragraph"/>
    <style:style style:name="T99" style:parent-style-name="Zadanifontodlomka" style:family="text">
      <style:text-properties style:font-name="apple-system, BlinkMacSystemFon" fo:color="#373A3C"/>
    </style:style>
    <style:style style:name="P100" style:parent-style-name="Textbody" style:list-style-name="LFO3" style:family="paragraph"/>
    <style:style style:name="T101" style:parent-style-name="Zadanifontodlomka" style:family="text">
      <style:text-properties style:font-name="apple-system, BlinkMacSystemFon" fo:color="#373A3C"/>
    </style:style>
    <style:style style:name="P102" style:parent-style-name="Textbody" style:list-style-name="LFO3" style:family="paragraph"/>
    <style:style style:name="T103" style:parent-style-name="Zadanifontodlomka" style:family="text">
      <style:text-properties style:font-name="apple-system, BlinkMacSystemFon" fo:color="#373A3C"/>
    </style:style>
    <style:style style:name="P104" style:parent-style-name="Textbody" style:list-style-name="LFO3" style:family="paragraph"/>
    <style:style style:name="T105" style:parent-style-name="Zadanifontodlomka" style:family="text">
      <style:text-properties style:font-name="apple-system, BlinkMacSystemFon" fo:color="#373A3C"/>
    </style:style>
    <style:style style:name="P106" style:parent-style-name="Textbody" style:list-style-name="LFO3" style:family="paragraph"/>
    <style:style style:name="T107" style:parent-style-name="Zadanifontodlomka" style:family="text">
      <style:text-properties style:font-name="apple-system, BlinkMacSystemFon" fo:color="#373A3C"/>
    </style:style>
    <style:style style:name="T108" style:parent-style-name="Zadanifontodlomka" style:family="text">
      <style:text-properties style:font-name="apple-system, BlinkMacSystemFon" fo:color="#373A3C"/>
    </style:style>
    <style:style style:name="T109" style:parent-style-name="Zadanifontodlomka" style:family="text">
      <style:text-properties style:font-name="apple-system, BlinkMacSystemFon" fo:color="#373A3C"/>
    </style:style>
    <style:style style:name="T110" style:parent-style-name="Zadanifontodlomka" style:family="text">
      <style:text-properties style:font-name="apple-system, BlinkMacSystemFon" fo:color="#373A3C"/>
    </style:style>
    <style:style style:name="P111" style:parent-style-name="Textbody" style:list-style-name="LFO3" style:family="paragraph"/>
    <style:style style:name="T112" style:parent-style-name="Zadanifontodlomka" style:family="text">
      <style:text-properties style:font-name="apple-system, BlinkMacSystemFon" fo:color="#373A3C"/>
    </style:style>
    <style:style style:name="P113" style:parent-style-name="Textbody" style:list-style-name="LFO3" style:family="paragraph"/>
    <style:style style:name="T114" style:parent-style-name="Zadanifontodlomka" style:family="text">
      <style:text-properties style:font-name="apple-system, BlinkMacSystemFon" fo:color="#373A3C"/>
    </style:style>
    <style:style style:name="P115" style:parent-style-name="Textbody" style:family="paragraph">
      <style:text-properties style:font-name="apple-system, BlinkMacSystemFon" fo:font-weight="bold" style:font-weight-asian="bold" fo:color="#373A3C"/>
    </style:style>
    <style:style style:name="P116" style:parent-style-name="Textbody" style:family="paragraph">
      <style:text-properties style:font-name="apple-system, BlinkMacSystemFon" fo:font-weight="bold" style:font-weight-asian="bold" fo:color="#373A3C"/>
    </style:style>
    <style:style style:name="P117" style:parent-style-name="Textbody" style:list-style-name="LFO4" style:family="paragraph"/>
    <style:style style:name="T118" style:parent-style-name="Zadanifontodlomka" style:family="text">
      <style:text-properties style:font-name="apple-system, BlinkMacSystemFon" fo:color="#373A3C"/>
    </style:style>
    <style:style style:name="P119" style:parent-style-name="Standard" style:family="paragraph">
      <style:text-properties style:font-name="apple-system, BlinkMacSystemFon" fo:color="#373A3C" fo:font-size="11pt" style:font-size-asian="11pt"/>
    </style:style>
  </office:automatic-styles>
  <office:body>
    <office:text text:use-soft-page-breaks="true">
      <text:p text:style-name="P1">Multimedijski sustavi</text:p>
      <text:p text:style-name="P2">Završni projekt: BlockuDoku</text:p>
      <text:p text:style-name="P3"/>
      <text:p text:style-name="Standard"><text:span text:style-name="T4">Popis članova projektnog tima</text:span><text:span text:style-name="T5">: Ines Kosir, Jurica Jurić, Jelena Kurilić</text:span></text:p>
      <text:p text:style-name="P6"/>
      <text:p text:style-name="Standard"><text:span text:style-name="T7">Voditelj</text:span><text:span text:style-name="T8">: Goran Igaly</text:span></text:p>
      <text:p text:style-name="P9"/>
      <text:p text:style-name="Textbody"><text:span text:style-name="T10">Sažetak</text:span><text:span text:style-name="T11">: BlockuDoku je igra za jednog</text:span><text:span text:style-name="T12"><text:s/>igrača. Predstavlja kombinaciju dviju igara: sudoku i slagalice blokova (Block Puzzle). Cilj je složiti blokove za dovršetak linija i kvadrata koji se tako uklanjaju. Svakim uklanjanjem se skupljaju bodovi. Igra traje dok god se ponuđeni oblici mogu raspo</text:span><text:span text:style-name="T13">dijeliti u trenutnu 9x9 mrežu. Trenutno je plan da igra radi uz Processing u bilo kojem OS-u.</text:span></text:p>
      <text:p text:style-name="Textbody"><text:span text:style-name="T14">Predviđeno vrijeme završetka</text:span><text:span text:style-name="T15">: krajem veljače</text:span></text:p>
      <text:p text:style-name="Textbody"><text:span text:style-name="T16">Potrebna oprema</text:span><text:span text:style-name="T17">: Računalo, Proce</text:span><text:span text:style-name="T18">ssing</text:span><text:span text:style-name="T19">, u Processingu mora biti importana biblioteka “minim”</text:span></text:p>
      <text:p text:style-name="Textbody"><text:span text:style-name="T20">Github poveznica</text:span><text:span text:style-name="T21">:<text:s/></text:span><text:a xlink:href="https://github.com/jelenakurilic/BlockuDoku" office:target-frame-name="_top" xlink:show="replace"><text:span text:style-name="T22">https://github.com/jelenakurilic/BlockuDoku</text:span></text:a></text:p>
      <text:p text:style-name="P23"/>
      <text:p text:style-name="Textbody"><text:span text:style-name="T24">Opis strukture projekta/koda</text:span><text:span text:style-name="T25">:</text:span><text:span text:style-name="T26"><text:line-break/></text:span><text:span text:style-name="T27">Glavni program zove se BlockuDoku, a kod smo organizirali u potprograme. Svaki potprogram svojim imenom sugerira koji dio igre se u njemu izvodi. Ukupno ima 1</text:span><text:span text:style-name="T28">5</text:span><text:span text:style-name="T29"><text:s/>potprograma:</text:span></text:p>
      <text:list text:style-name="LFO2" text:continue-numbering="true">
        <text:list-item>
          <text:p text:style-name="P30"><text:span text:style-name="T31">BlockuDoku</text:span><text:span text:style-name="T32"><text:line-break/></text:span><text:span text:style-name="T33">Ovdje navodimo varijable koje koristimo u daljnjem pisanju programa, te ih inicijaliziramo po potrebi i u setup() dijelu. Učitavamo ikone, razne pozadine i zvuk</text:span><text:span text:style-name="T34">. Također, deklariramo pet stanja (</text:span><text:span text:style-name="T35">State</text:span><text:span text:style-name="T36">) koja označavaju položaj igre (početak igre, igranje igre, kraj igre, prikaz rezultata te prikaz pravila igre).</text:span></text:p>
        </text:list-item>
        <text:list-item>
          <text:p text:style-name="P37"><text:span text:style-name="T38">Mino</text:span><text:span text:style-name="T39"><text:line-break/></text:span><text:span text:style-name="T40">Klasa koja predstavlja</text:span><text:span text:style-name="T41"><text:s/>glavnu klasu koju naslijeđuju ostali objekti, tj. oblici koje stavljamo u polje. Svaki “Mino” sadrži 5x5 matricu “content” koja označava na kojim pozicijama se nalazi kvadrat. Preko klase “Mino” gradimo oblike s jedan, dva, tri, četiri ili 5 kvadrata.</text:span></text:p>
        </text:list-item>
        <text:list-item>
          <text:p text:style-name="P42"><text:span text:style-name="T43">Monomino</text:span><text:span text:style-name="T44"><text:line-break/></text:span><text:span text:style-name="T45">Oblik koji sadrži samo jedan kvadrat. Naslijeđuje sva svojstva klase “Mino”.</text:span></text:p>
        </text:list-item>
        <text:list-item>
          <text:p text:style-name="P46"><text:span text:style-name="T47">Domino</text:span><text:span text:style-name="T48"><text:line-break/></text:span><text:span text:style-name="T49">Oblik koji sadrži dva kvadrata. Generirane su rotacije tog objekta, tako da se oblik s dva kvadrata pojavljuje u vodoravnom i okomitom načinu. Također naslijeđuje svojsta klase “Mino”.</text:span></text:p>
        </text:list-item>
        <text:list-item>
          <text:p text:style-name="P50"><text:span text:style-name="T51">Trimino</text:span><text:span text:style-name="T52"><text:line-break/></text:span><text:span text:style-name="T53">Oblik koji sadrži tri kvadrata i sve rotacije tog oblika. Naslijeđuje sva svojstva klase “Mino”.</text:span></text:p>
        </text:list-item>
        <text:list-item>
          <text:p text:style-name="P54"><text:span text:style-name="T55">Tetromino</text:span><text:span text:style-name="T56"><text:line-break/></text:span><text:span text:style-name="T57">Oblik koji sadrži četiri kvadrata i sve rotacije tog oblika. Naslijeđuje sva svojstva klase “Mino”.</text:span></text:p>
        </text:list-item>
        <text:list-item>
          <text:p text:style-name="P58"><text:span text:style-name="T59">Pentomino</text:span><text:span text:style-name="T60"><text:line-break/>Oblik koji sadrži pet kvadrata i sve rotacije tog oblika. Naslijeđuje sva svojstva klase “Mino”.</text:span></text:p>
        </text:list-item>
        <text:list-item>
          <text:p text:style-name="P61"><text:span text:style-name="T62">Grid</text:span><text:span text:style-name="T63"><text:line-break/>Klasa koja prestavlja “sudoku” polje. Sadrži metode koje crtaju horizontalne i vertikalne linije čime je kreirana mreža polja.</text:span><text:span text:style-name="T64"><text:s/>Polje “board” sadrži matricu koja prikazuje cijeli sudoku i vrijednosti matrice označavaju je li određeno polje već zauzeo neki oblik ili ne. Također, sadrži i varijablu “score” koja pamti korisnikov rezultat. Dodane su još razne metode koje olakšavaju korištenje<text:s/></text:span><text:span text:style-name="T65">ploče</text:span><text:span text:style-name="T66"><text:s/>i njezin pristup.</text:span></text:p>
        </text:list-item>
        <text:list-item>
          <text:p text:style-name="P67"><text:span text:style-name="T68">Event</text:span><text:span text:style-name="T69"><text:line-break/></text:span><text:span text:style-name="T70">Datoteka koja sadrži sve funkcije koje reagiraju na korisnikov odabir. To su pokret mišem, klik mišem i pritisnut miš.</text:span></text:p>
        </text:list-item>
        <text:list-item>
          <text:p text:style-name="P71"><text:span text:style-name="T72">Util</text:span><text:span text:style-name="T73"><text:line-break/></text:span><text:span text:style-name="T74">Pomoćne funkcije koje se koriste u igri. Koriste ih drugi potprogrami i pozivaju po potrebi.</text:span></text:p>
        </text:list-item>
        <text:list-item>
          <text:p text:style-name="P75"><text:span text:style-name="T76">StartState</text:span><text:span text:style-name="T77"><text:line-break/></text:span><text:span text:style-name="T78">Predstavlja ekran koji se učitava prilikom pokretanja igre. Ovdje je postavljena pozadina izbornika te mogućnosti izbora igre (Play, Rules, Scores i Exit).</text:span></text:p>
        </text:list-item>
        <text:list-item>
          <text:p text:style-name="P79"><text:span text:style-name="T80">PlayState</text:span><text:span text:style-name="T81"><text:line-break/></text:span><text:span text:style-name="T82">Predstavlja ekran koji se prikazuje klikom na “Play”. U ovom “State”-u odvija se igra, generiraju se oblici koji se stavljaju na ploču te se prati rezultat korisnika. Također postoji mogućnost povratka na početni izbornik i mogućnost prigušenja glazbe.</text:span></text:p>
        </text:list-item>
        <text:list-item>
          <text:p text:style-name="P83"><text:span text:style-name="T84">RulesState</text:span><text:span text:style-name="T85"><text:line-break/></text:span><text:span text:style-name="T86">Predstavlja ekran koji prikazuje pravila igre. Tekstualno su napisane upute za igranje igre, te postoji<text:s/></text:span><text:span text:style-name="T87">gumb za povratak na izbornik.</text:span></text:p>
        </text:list-item>
        <text:list-item>
          <text:p text:style-name="P88"><text:span text:style-name="T89">ScoresState</text:span><text:span text:style-name="T90"><text:line-break/></text:span><text:span text:style-name="T91">Predstavlja ekran koji prikazuje rezultate korisnika. Prikazani su najbolji rezultati, i to deset njih. Rezultati se ažuriraju kako korisnik postiže više uspjeha.</text:span></text:p>
        </text:list-item>
        <text:list-item>
          <text:p text:style-name="P92"><text:span text:style-name="T93">EndState</text:span><text:span text:style-name="T94"><text:line-break/></text:span><text:span text:style-name="T95">Ekran koji se prikazuje kada korisnik izgubi u igri. Ispisana mu je pozdravna poruka i rezultat. Također, korisnik je obavješten ukoliko je upao na Top10 listu ili ako je postavio novi rekordni rezultat.</text:span></text:p>
        </text:list-item>
      </text:list>
      <text:p text:style-name="P96"/>
      <text:p text:style-name="P97">Moguća poboljšanja:</text:p>
      <text:list text:style-name="LFO3" text:continue-numbering="true">
        <text:list-item>
          <text:p text:style-name="P98"><text:span text:style-name="T99">Dodati gumb za pauziranje igre</text:span></text:p>
        </text:list-item>
        <text:list-item>
          <text:p text:style-name="P100"><text:span text:style-name="T101">Označiti broj bodova koji se dobiva prilikom igranja</text:span></text:p>
        </text:list-item>
        <text:list-item>
          <text:p text:style-name="P102"><text:span text:style-name="T103">Uvesti mogućnost težih razina (npr. određena polja mogu biti “zaključana” i na njih ne možemo staviti oblik)</text:span></text:p>
        </text:list-item>
        <text:list-item>
          <text:p text:style-name="P104"><text:span text:style-name="T105">Kursor miša staviti u središte oblika</text:span></text:p>
        </text:list-item>
        <text:list-item>
          <text:p text:style-name="P106"><text:span text:style-name="T107">Mogu</text:span><text:span text:style-name="T108">ć</text:span><text:span text:style-name="T109">nost upisa<text:s/></text:span><text:span text:style-name="T110">imena prilikom dospijevanja na Top10 listu</text:span></text:p>
        </text:list-item>
        <text:list-item>
          <text:p text:style-name="P111"><text:span text:style-name="T112">Uvesti drugu temu (drugačije boje) prilikom igranja igre</text:span></text:p>
        </text:list-item>
        <text:list-item>
          <text:p text:style-name="P113"><text:span text:style-name="T114">Uvođenje “help” mogućnosti koja sugerira najbolji sljedeći potez</text:span></text:p>
        </text:list-item>
      </text:list>
      <text:p text:style-name="P115"/>
      <text:p text:style-name="P116">Literatura:</text:p>
      <text:list text:style-name="LFO4" text:continue-numbering="true">
        <text:list-item>
          <text:p text:style-name="P117"><text:a xlink:href="https://www.processing.org/" office:target-frame-name="_top" xlink:show="replace"><text:span text:style-name="T118">https://www.processing.org/</text:span></text:a></text:p>
        </text:list-item>
      </text:list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eza" style:display-name="Hiperveza" style:family="text" style:parent-style-name="Zadanifontodlomka">
      <style:text-properties fo:color="#0563C1" style:text-underline-type="single" style:text-underline-style="solid" style:text-underline-width="auto" style:text-underline-mode="continuous"/>
    </style:style>
    <style:style style:name="Neriješenospominjanje" style:display-name="Neriješeno spominjanje" style:family="text" style:parent-style-name="Zadanifontodlomk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risnik</dc:creator>
    <meta:creation-date>2019-12-27T19:34:00Z</meta:creation-date>
    <dc:date>2020-03-09T17:40:00Z</dc:date>
    <meta:template xlink:href="Normal.dotm" xlink:type="simple"/>
    <meta:editing-cycles>6</meta:editing-cycles>
    <meta:editing-duration>PT7080S</meta:editing-duration>
    <meta:document-statistic meta:page-count="3" meta:paragraph-count="8" meta:word-count="645" meta:character-count="4319" meta:row-count="30" meta:non-whitespace-character-count="3682"/>
  </office:meta>
</office:document-meta>
</file>